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3ea" officeooo:paragraph-rsid="000f9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DAP</text:p>
      <text:p text:style-name="Text_20_body"/>
      <text:p text:style-name="P1"><text:a xlink:type="simple" xlink:href="https://www.digitalocean.com/community/tutorials/how-to-install-and-configure-a-basic-ldap-server-on-an-ubuntu-12-04-vps">https://www.digitalocean.com/community/tutorials/how-to-install-and-configure-a-basic-ldap-server-on-an-ubuntu-12-04-vps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2:10:29.573108324</meta:creation-date>
    <dc:date>2014-08-21T12:11:07.115344624</dc:date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124" meta:non-whitespace-character-count="124"/>
    <meta:generator>LibreOffice/4.2.4.2$Linux_X86_64 LibreOffice_project/420m0$Build-2</meta:generator>
  </office:meta>
</office:document-meta>
</file>